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156242"/>
    </style:style>
    <style:style style:name="T2" style:family="text">
      <style:text-properties officeooo:rsid="0015a8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29</text:span><text:a xlink:type="simple" xlink:href="http://www.sorianatural.es/es/soria-natural/productos/P76/34/1/azahar-aceite-esencial....Aceites" text:style-name="Internet_20_link" text:visited-style-name="Visited_20_Internet_20_Link">http://www.sorianatural.es/es/soria-natural/productos/P76/34/1/azahar-aceite-esencial....Aceites</text:a> Esenciales --</text:p>
      <text:p text:style-name="Standard"><text:span text:style-name="T2">130</text:span><text:a xlink:type="simple" xlink:href="http://www.sorianatural.es/es/soria-natural/productos/P79/34/1/eucalipto-aceite-esencial...Aceites" text:style-name="Internet_20_link" text:visited-style-name="Visited_20_Internet_20_Link">http://www.sorianatural.es/es/soria-natural/productos/P79/34/1/eucalipto-aceite-esencial...Aceites</text:a> esenciales --</text:p>
      <text:p text:style-name="Standard"><text:span text:style-name="T2">131</text:span><text:a xlink:type="simple" xlink:href="http://www.sorianatural.es/es/soria-natural/productos/P83/34/1/lavanda-aceite-esencial...Aceites" text:style-name="Internet_20_link" text:visited-style-name="Visited_20_Internet_20_Link">http://www.sorianatural.es/es/soria-natural/productos/P83/34/1/lavanda-aceite-esencial...Aceites</text:a> Esenciales --</text:p>
      <text:p text:style-name="Standard"><text:span text:style-name="T2">132</text:span><text:a xlink:type="simple" xlink:href="http://www.sorianatural.es/es/soria-natural/productos/P84/34/1/limon-aceite-esencial....Aceites" text:style-name="Internet_20_link" text:visited-style-name="Visited_20_Internet_20_Link">http://www.sorianatural.es/es/soria-natural/productos/P84/34/1/limon-aceite-esencial....Aceites</text:a> Esenciales --</text:p>
      <text:p text:style-name="Standard"><text:span text:style-name="T2">133</text:span><text:a xlink:type="simple" xlink:href="http://www.sorianatural.es/es/soria-natural/productos/P86/34/1/menta-aceite-esencial...Aceites" text:style-name="Internet_20_link" text:visited-style-name="Visited_20_Internet_20_Link">http://www.sorianatural.es/es/soria-natural/productos/P86/34/1/menta-aceite-esencial...Aceites</text:a> Esenciales --</text:p>
      <text:p text:style-name="Standard"><text:span text:style-name="T2">134</text:span><text:a xlink:type="simple" xlink:href="http://www.sorianatural.es/es/soria-natural/productos/P92/34/2/romero-aceite-esencial-...Aceites" text:style-name="Internet_20_link" text:visited-style-name="Visited_20_Internet_20_Link">http://www.sorianatural.es/es/soria-natural/productos/P92/34/2/romero-aceite-esencial-...Aceites</text:a> Esenciales --</text:p>
      <text:p text:style-name="Standard"><text:span text:style-name="T2">135</text:span><text:a xlink:type="simple" xlink:href="http://www.sorianatural.es/es/soria-natural/productos/P4347/128/2/29-c-sedaner...Sistema" text:style-name="Internet_20_link" text:visited-style-name="Visited_20_Internet_20_Link">http://www.sorianatural.es/es/soria-natural/productos/P4347/128/2/29-c-sedaner...Sistema</text:a> Nervioso --</text:p>
      <text:p text:style-name="Standard"><text:span text:style-name="T2">136</text:span><text:a xlink:type="simple" xlink:href="http://www.sorianatural.es/es/soria-natural/productos/P160/32/2/deposor-limon...Depuración" text:style-name="Internet_20_link" text:visited-style-name="Visited_20_Internet_20_Link">http://www.sorianatural.es/es/soria-natural/productos/P160/32/2/deposor-limon...</text:a><text:a xlink:type="simple" xlink:href="http://www.sorianatural.es/es/soria-natural/productos/P160/32/2/deposor-limon...Depuración" text:style-name="Internet_20_link" text:visited-style-name="Visited_20_Internet_20_Link"><text:span text:style-name="T1">Depuración</text:span></text:a><text:span text:style-name="T1"> Hepática</text:span> --</text:p>
      <text:p text:style-name="Standard"><text:span text:style-name="T2">137</text:span><text:a xlink:type="simple" xlink:href="http://www.sorianatural.es/es/soria-natural/productos/P144/32/2/fosfoserina-complex-sobres....Memoria" text:style-name="Internet_20_link" text:visited-style-name="Visited_20_Internet_20_Link">http://www.sorianatural.es/es/soria-natural/productos/P144/32/2/fosfoserina-complex-sobres....Memoria</text:a> --</text:p>
      <text:p text:style-name="Standard"><text:span text:style-name="T2">138</text:span><text:a xlink:type="simple" xlink:href="http://www.sorianatural.es/es/soria-natural/productos/P5158/141/1/composor-06-vitol-plus-complex....Tension" text:style-name="Internet_20_link" text:visited-style-name="Visited_20_Internet_20_Link">http://www.sorianatural.es/es/soria-natural/productos/P5158/141/1/composor-06-vitol-plus-complex....Tension</text:a> Baja --</text:p>
      <text:p text:style-name="Standard"><text:span text:style-name="T2">139</text:span><text:a xlink:type="simple" xlink:href="http://www.sorianatural.es/es/soria-natural/productos/P5159/141/1/composor-07-diurin-complex....Aparato" text:style-name="Internet_20_link" text:visited-style-name="Visited_20_Internet_20_Link">http://www.sorianatural.es/es/soria-natural/productos/P5159/141/1/composor-07-diurin-complex....Aparato</text:a><text:a xlink:type="simple" xlink:href="http://www.sorianatural.es/es/soria-natural/productos/P5159/141/1/composor-07-diurin-complex....Aparatogenitourinario" text:style-name="Internet_20_link" text:visited-style-name="Visited_20_Internet_20_Link"> genitourinario</text:a> --</text:p>
      <text:p text:style-name="Standard"><text:span text:style-name="T2">140</text:span><text:a xlink:type="simple" xlink:href="http://www.sorianatural.es/es/soria-natural/productos/P5169/141/2/composor-22-jaquesan-complex....dolor" text:style-name="Internet_20_link" text:visited-style-name="Visited_20_Internet_20_Link">http://www.sorianatural.es/es/soria-natural/productos/P5169/141/2/composor-22-jaquesan-complex....dolor</text:a> --</text:p>
      <text:p text:style-name="Standard"><text:span text:style-name="T2">141</text:span><text:a xlink:type="simple" xlink:href="http://www.sorianatural.es/es/soria-natural/productos/P5170/141/2/composor-24-diuracil-complex-....Aparato" text:style-name="Internet_20_link" text:visited-style-name="Visited_20_Internet_20_Link">http://www.sorianatural.es/es/soria-natural/productos/P5170/141/2/composor-24-diuracil-complex-....Aparato</text:a> genitourinario --</text:p>
      <text:p text:style-name="Standard"><text:span text:style-name="T2">142</text:span><text:a xlink:type="simple" xlink:href="http://www.sorianatural.es/es/soria-natural/productos/C141/3/composor-formula-xxi....Aparato" text:style-name="Internet_20_link" text:visited-style-name="Visited_20_Internet_20_Link">http://www.sorianatural.es/es/soria-natural/productos/C141/3/composor-formula-xxi....Aparato</text:a> respiratorio --</text:p>
      <text:p text:style-name="Standard"><text:span text:style-name="T2">143</text:span><text:a xlink:type="simple" xlink:href="http://www.sorianatural.es/es/soria-natural/productos/P104/26/1/composor-03-boldo-complex....Depuración" text:style-name="Internet_20_link" text:visited-style-name="Visited_20_Internet_20_Link">http://www.sorianatural.es/es/soria-natural/productos/P104/26/1/composor-03-boldo-complex....</text:a><text:a xlink:type="simple" xlink:href="http://www.sorianatural.es/es/soria-natural/productos/P104/26/1/composor-03-boldo-complex....Depuración" text:style-name="Internet_20_link" text:visited-style-name="Visited_20_Internet_20_Link"><text:span text:style-name="T1">Depuración</text:span></text:a><text:span text:style-name="T1"> Hepática</text:span> --</text:p>
      <text:p text:style-name="Standard"><text:span text:style-name="T2">144</text:span><text:a xlink:type="simple" xlink:href="http://www.sorianatural.es/es/soria-natural/productos/P105/26/1/composor-05-valerian-complex....Sistema" text:style-name="Internet_20_link" text:visited-style-name="Visited_20_Internet_20_Link">http://www.sorianatural.es/es/soria-natural/productos/P105/26/1/composor-05-valerian-complex....Sistema</text:a> Nervioso --</text:p>
      <text:p text:style-name="Standard"><text:soft-page-break/><text:span text:style-name="T2">145</text:span><text:a xlink:type="simple" xlink:href="http://www.sorianatural.es/es/soria-natural/productos/P108/26/1/composor-08-echina-complex...Defensas" text:style-name="Internet_20_link" text:visited-style-name="Visited_20_Internet_20_Link">http://www.sorianatural.es/es/soria-natural/productos/P108/26/1/composor-08-echina-complex...Defensas</text:a> --</text:p>
      <text:p text:style-name="Standard"><text:span text:style-name="T2">146</text:span><text:a xlink:type="simple" xlink:href="http://www.sorianatural.es/es/soria-natural/productos/P111/26/1/composor-09-crataegus-complex....T" text:style-name="Internet_20_link" text:visited-style-name="Visited_20_Internet_20_Link">http://www.sorianatural.es/es/soria-natural/productos/P111/26/1/composor-09-crataegus-complex.… T</text:a><text:a xlink:type="simple" xlink:href="http://www.sorianatural.es/es/soria-natural/productos/P111/26/1/composor-09-crataegus-complex....Tension" text:style-name="Internet_20_link" text:visited-style-name="Visited_20_Internet_20_Link">ension</text:a> --</text:p>
      <text:p text:style-name="Standard"><text:span text:style-name="T2">147</text:span><text:a xlink:type="simple" xlink:href="http://www.sorianatural.es/es/soria-natural/productos/P116/26/1/composor-16-sinusol....Aparato" text:style-name="Internet_20_link" text:visited-style-name="Visited_20_Internet_20_Link">http://www.sorianatural.es/es/soria-natural/productos/P116/26/1/composor-16-sinusol....Aparato</text:a> Respiratorio --</text:p>
      <text:p text:style-name="Standard"><text:span text:style-name="T2">148</text:span><text:a xlink:type="simple" xlink:href="http://www.sorianatural.es/es/soria-natural/productos/P119/26/1/composor-19-depulan...Depurativos" text:style-name="Internet_20_link" text:visited-style-name="Visited_20_Internet_20_Link">http://www.sorianatural.es/es/soria-natural/productos/P119/26/1/composor-19-depulan...Depurativos</text:a> --</text:p>
      <text:p text:style-name="Standard"><text:span text:style-name="T2">149</text:span><text:a xlink:type="simple" xlink:href="http://www.sorianatural.es/es/soria-natural/productos/P123/26/1/composor-23-hyssopus-complex...Alergias" text:style-name="Internet_20_link" text:visited-style-name="Visited_20_Internet_20_Link">http://www.sorianatural.es/es/soria-natural/productos/P123/26/1/composor-23-hyssopus-complex...Alergias</text:a> --</text:p>
      <text:p text:style-name="Standard"><text:span text:style-name="T2">150</text:span><text:a xlink:type="simple" xlink:href="http://www.sorianatural.es/es/soria-natural/productos/P125/26/1/composor-25-lepidium-complex...Aparato" text:style-name="Internet_20_link" text:visited-style-name="Visited_20_Internet_20_Link">http://www.sorianatural.es/es/soria-natural/productos/P125/26/1/composor-25-lepidium-complex...Aparato</text:a> genitourinario --</text:p>
      <text:p text:style-name="Standard"><text:span text:style-name="T2">151</text:span><text:a xlink:type="simple" xlink:href="http://www.sorianatural.es/es/soria-natural/productos/P129/26/1/composor-40-ruscus-complex....Circulacion" text:style-name="Internet_20_link" text:visited-style-name="Visited_20_Internet_20_Link">http://www.sorianatural.es/es/soria-natural/productos/P129/26/1/composor-40-ruscus-complex....Circulacion</text:a> --</text:p>
      <text:p text:style-name="Standard"><text:span text:style-name="T2">152</text:span><text:a xlink:type="simple" xlink:href="http://www.sorianatural.es/es/soria-natural/productos/P130/26/2/composor-41-gincox...Memoria" text:style-name="Internet_20_link" text:visited-style-name="Visited_20_Internet_20_Link">http://www.sorianatural.es/es/soria-natural/productos/P130/26/2/composor-41-gincox...Memoria</text:a> --</text:p>
      <text:p text:style-name="Standard"><text:span text:style-name="T2">153</text:span><text:a xlink:type="simple" xlink:href="http://www.sorianatural.es/es/soria-natural/productos/P70/17/1/pasiflora-comprimidos-...Sistema" text:style-name="Internet_20_link" text:visited-style-name="Visited_20_Internet_20_Link">http://www.sorianatural.es/es/soria-natural/productos/P70/17/1/pasiflora-comprimidos-...Sistema</text:a> nervioso --</text:p>
      <text:p text:style-name="Standard"><text:span text:style-name="T2">154</text:span><text:a xlink:type="simple" xlink:href="http://www.sorianatural.es/es/soria-natural/productos/P73/17/1/te-verde-comprimidos...Antioxidante" text:style-name="Internet_20_link" text:visited-style-name="Visited_20_Internet_20_Link">http://www.sorianatural.es/es/soria-natural/productos/P73/17/1/te-verde-comprimidos...Antioxidante</text:a> --</text:p>
      <text:p text:style-name="Standard"><text:span text:style-name="T2">155</text:span><text:a xlink:type="simple" xlink:href="http://www.sorianatural.es/es/soria-natural/productos/P73/17/1/te-verde-comprimidos...Control" text:style-name="Internet_20_link" text:visited-style-name="Visited_20_Internet_20_Link">http://www.sorianatural.es/es/soria-natural/productos/P73/17/1/te-verde-comprimidos...Control</text:a> de peso --</text:p>
      <text:p text:style-name="Standard"><text:span text:style-name="T2">156</text:span><text:a xlink:type="simple" xlink:href="http://www.sorianatural.es/es/soria-natural/productos/C22/0/los-verdes....Plant" text:style-name="Internet_20_link" text:visited-style-name="Visited_20_Internet_20_Link">http://www.sorianatural.es/es/soria-natural/productos/C22/0/los-verdes....Plant</text:a>a medicinal comprimidos --</text:p>
      <text:p text:style-name="Standard"><text:span text:style-name="T2">157</text:span><text:a xlink:type="simple" xlink:href="http://www.sorianatural.es/es/soria-natural/productos/P452/22/1/verde-de-alfalfa-100-comp....Plantas" text:style-name="Internet_20_link" text:visited-style-name="Visited_20_Internet_20_Link">http://www.sorianatural.es/es/soria-natural/productos/P452/22/1/verde-de-alfalfa-100-comp....Plantas</text:a> medicinales comprimidos --</text:p>
      <text:p text:style-name="Standard"><text:span text:style-name="T2">158</text:span><text:a xlink:type="simple" xlink:href="http://www.sorianatural.es/es/soria-natural/productos/P2998/22/1/verde-de-brocoli-100-comp....Antioxidante" text:style-name="Internet_20_link" text:visited-style-name="Visited_20_Internet_20_Link">http://www.sorianatural.es/es/soria-natural/productos/P2998/22/1/verde-de-brocoli-100-comp....Antioxidante</text:a> --</text:p>
      <text:p text:style-name="Standard"><text:span text:style-name="T2">159</text:span><text:a xlink:type="simple" xlink:href="http://www.sorianatural.es/es/soria-natural/productos/C35/0/productos-varios...Arcillas" text:style-name="Internet_20_link" text:visited-style-name="Visited_20_Internet_20_Link">http://www.sorianatural.es/es/soria-natural/productos/C35/0/productos-varios...Arcillas</text:a> --</text:p>
      <text:p text:style-name="Standard"><text:span text:style-name="T2">160</text:span><text:a xlink:type="simple" xlink:href="http://www.sorianatural.es/es/soria-natural/productos/P2991/35/1/arcilla-verde-...Arcillas" text:style-name="Internet_20_link" text:visited-style-name="Visited_20_Internet_20_Link">http://www.sorianatural.es/es/soria-natural/productos/P2991/35/1/arcilla-verde-...Arcillas</text:a> --</text:p>
      <text:p text:style-name="Standard"><text:span text:style-name="T2">161</text:span><text:a xlink:type="simple" xlink:href="http://www.sorianatural.es/es/soria-natural/productos/P459/35/1/arcilla-fina-1000-grs...Arcillas" text:style-name="Internet_20_link" text:visited-style-name="Visited_20_Internet_20_Link">http://www.sorianatural.es/es/soria-natural/productos/P459/35/1/arcilla-fina-1000-grs...Arcillas</text:a> --</text:p>
      <text:p text:style-name="Standard"><text:soft-page-break/><text:span text:style-name="T2">162</text:span><text:a xlink:type="simple" xlink:href="http://www.sorianatural.es/es/soria-natural/productos/P467/35/1/hemocin....Higiene" text:style-name="Internet_20_link" text:visited-style-name="Visited_20_Internet_20_Link">http://www.sorianatural.es/es/soria-natural/productos/P467/35/1/hemocin....Higiene</text:a> Intestinal --</text:p>
      <text:p text:style-name="Standard"><text:span text:style-name="T2">163</text:span><text:a xlink:type="simple" xlink:href="http://www.sorianatural.es/es/soria-natural/productos/P133/32/2/fost-print-classic...Jaleas" text:style-name="Internet_20_link" text:visited-style-name="Visited_20_Internet_20_Link">http://www.sorianatural.es/es/soria-natural/productos/P133/32/2/fost-print-classic...Jaleas</text:a> --</text:p>
      <text:p text:style-name="Standard"><text:span text:style-name="T2">164</text:span><text:a xlink:type="simple" xlink:href="http://www.sorianatural.es/es/soria-natural/productos/P135/32/2/fost-print-plus...Energeticos" text:style-name="Internet_20_link" text:visited-style-name="Visited_20_Internet_20_Link">http://www.sorianatural.es/es/soria-natural/productos/P135/32/2/fost-print-plus...Energeticos</text:a> --</text:p>
      <text:p text:style-name="Standard"><text:span text:style-name="T2">165</text:span><text:a xlink:type="simple" xlink:href="http://www.sorianatural.es/es/soria-natural/productos/P145/32/2/inmuneo-12...Defensas" text:style-name="Internet_20_link" text:visited-style-name="Visited_20_Internet_20_Link">http://www.sorianatural.es/es/soria-natural/productos/P145/32/2/inmuneo-12...Defensas</text:a> --</text:p>
      <text:p text:style-name="Standard"><text:span text:style-name="T2">166</text:span><text:a xlink:type="simple" xlink:href="http://www.sorianatural.es/es/soria-natural/productos/P152/32/3/inulac-tablets...Digestivo" text:style-name="Internet_20_link" text:visited-style-name="Visited_20_Internet_20_Link">http://www.sorianatural.es/es/soria-natural/productos/P152/32/3/inulac-tablets...Digestivo</text:a> --</text:p>
      <text:p text:style-name="Standard"><text:span text:style-name="T2">167</text:span><text:a xlink:type="simple" xlink:href="http://www.sorianatural.es/es/soria-natural/productos/P2905/32/3/inulac-plus....Digestivos" text:style-name="Internet_20_link" text:visited-style-name="Visited_20_Internet_20_Link">http://www.sorianatural.es/es/soria-natural/productos/P2905/32/3/inulac-plus....Digestivos</text:a> --</text:p>
      <text:p text:style-name="Standard"><text:span text:style-name="T2">168</text:span><text:a xlink:type="simple" xlink:href="http://www.sorianatural.es/es/soria-natural/productos/P153/32/3/lacticol-ecologico...Depurativo" text:style-name="Internet_20_link" text:visited-style-name="Visited_20_Internet_20_Link">http://www.sorianatural.es/es/soria-natural/productos/P153/32/3/lacticol-ecologico...Depurativo</text:a> --</text:p>
      <text:p text:style-name="Standard"><text:span text:style-name="T2">169</text:span><text:a xlink:type="simple" xlink:href="http://www.sorianatural.es/es/soria-natural/productos/P3017/32/3/melatonina...Insomnio" text:style-name="Internet_20_link" text:visited-style-name="Visited_20_Internet_20_Link">http://www.sorianatural.es/es/soria-natural/productos/P3017/32/3/melatonina...Insomnio</text:a> --</text:p>
      <text:p text:style-name="Standard"><text:span text:style-name="T2">170</text:span><text:a xlink:type="simple" xlink:href="http://www.sorianatural.es/es/soria-natural/productos/P698/32/3/mincartil-classic-bote...Huesos" text:style-name="Internet_20_link" text:visited-style-name="Visited_20_Internet_20_Link">http://www.sorianatural.es/es/soria-natural/productos/P698/32/3/mincartil-classic-bote...Huesos</text:a> y Articulaciones --</text:p>
      <text:p text:style-name="Standard"><text:span text:style-name="T2">171</text:span><text:a xlink:type="simple" xlink:href="http://www.sorianatural.es/es/soria-natural/productos/P154/32/4/normacid-comprimidos....Digestivos" text:style-name="Internet_20_link" text:visited-style-name="Visited_20_Internet_20_Link">http://www.sorianatural.es/es/soria-natural/productos/P154/32/4/normacid-comprimidos....Digestivos</text:a> --</text:p>
      <text:p text:style-name="Standard"><text:span text:style-name="T2">172</text:span><text:a xlink:type="simple" xlink:href="http://www.sorianatural.es/es/soria-natural/productos/P4775/32/4/osteocomplex...Huesos" text:style-name="Internet_20_link" text:visited-style-name="Visited_20_Internet_20_Link">http://www.sorianatural.es/es/soria-natural/productos/P4775/32/4/osteocomplex...Huesos</text:a> y Articulaciones--</text:p>
      <text:p text:style-name="Standard"><text:span text:style-name="T2">173</text:span><text:a xlink:type="simple" xlink:href="http://www.sorianatural.es/es/soria-natural/productos/P156/32/4/resverasor-comprimidos...Antioxidante" text:style-name="Internet_20_link" text:visited-style-name="Visited_20_Internet_20_Link">http://www.sorianatural.es/es/soria-natural/productos/P156/32/4/resverasor-comprimidos...Antioxidante</text:a> --</text:p>
      <text:p text:style-name="Standard"><text:span text:style-name="T2">174</text:span><text:a xlink:type="simple" xlink:href="http://www.sorianatural.es/es/alimentacion/productos/dietetica/P317/54/1/carbonato-de-magnesio...higiene" text:style-name="Internet_20_link" text:visited-style-name="Visited_20_Internet_20_Link">http://www.sorianatural.es/es/alimentacion/productos/dietetica/P317/54/1/carbonato-de-magnesio...higiene</text:a> Intestinal --</text:p>
      <text:p text:style-name="Standard"><text:span text:style-name="T2">175</text:span><text:a xlink:type="simple" xlink:href="http://www.sorianatural.es/es/soria-natural/productos/P162/27/1/alcachofa-extracto...Extractos" text:style-name="Internet_20_link" text:visited-style-name="Visited_20_Internet_20_Link">http://www.sorianatural.es/es/soria-natural/productos/P162/27/1/alcachofa-extracto...Extractos</text:a> de Plantas --</text:p>
      <text:p text:style-name="Standard"><text:span text:style-name="T2">176</text:span><text:a xlink:type="simple" xlink:href="http://www.sorianatural.es/es/soria-natural/productos/P166/27/1/avena-extracto...Extracto" text:style-name="Internet_20_link" text:visited-style-name="Visited_20_Internet_20_Link">http://www.sorianatural.es/es/soria-natural/productos/P166/27/1/avena-extracto...Extracto</text:a> de Plantas --</text:p>
      <text:p text:style-name="Standard"><text:span text:style-name="T2">177</text:span><text:a xlink:type="simple" xlink:href="http://www.sorianatural.es/es/soria-natural/productos/P168/27/1/boldo-extracto...Extracto" text:style-name="Internet_20_link" text:visited-style-name="Visited_20_Internet_20_Link">http://www.sorianatural.es/es/soria-natural/productos/P168/27/1/boldo-extracto...Extracto</text:a> de Plantas --</text:p>
      <text:p text:style-name="Standard"><text:span text:style-name="T2">178</text:span><text:a xlink:type="simple" xlink:href="http://www.sorianatural.es/es/soria-natural/productos/P170/27/2/cardo-mariano-extracto...Extracto" text:style-name="Internet_20_link" text:visited-style-name="Visited_20_Internet_20_Link">http://www.sorianatural.es/es/soria-natural/productos/P170/27/2/cardo-mariano-extracto...Extracto</text:a> de Plantas --</text:p>
      <text:p text:style-name="Standard"><text:soft-page-break/><text:span text:style-name="T2">179</text:span><text:a xlink:type="simple" xlink:href="http://www.sorianatural.es/es/soria-natural/productos/P171/27/2/castano-de-indias-extracto...Extractos" text:style-name="Internet_20_link" text:visited-style-name="Visited_20_Internet_20_Link">http://www.sorianatural.es/es/soria-natural/productos/P171/27/2/castano-de-indias-extracto...Extractos</text:a> de Plantas --</text:p>
      <text:p text:style-name="Standard"><text:span text:style-name="T2">180</text:span><text:a xlink:type="simple" xlink:href="http://www.sorianatural.es/es/soria-natural/productos/P172/27/2/cola-de-caballo-extracto...Extractos" text:style-name="Internet_20_link" text:visited-style-name="Visited_20_Internet_20_Link">http://www.sorianatural.es/es/soria-natural/productos/P172/27/2/cola-de-caballo-extracto...Extractos</text:a> de Plantas --</text:p>
      <text:p text:style-name="Standard"><text:span text:style-name="T2">181</text:span><text:a xlink:type="simple" xlink:href="http://www.sorianatural.es/es/soria-natural/productos/P176/27/2/diente-de-leon-extracto...Extactos" text:style-name="Internet_20_link" text:visited-style-name="Visited_20_Internet_20_Link">http://www.sorianatural.es/es/soria-natural/productos/P176/27/2/diente-de-leon-extracto...Extactos</text:a> de Plantas --</text:p>
      <text:p text:style-name="Standard"><text:span text:style-name="T2">182</text:span><text:a xlink:type="simple" xlink:href="http://www.sorianatural.es/es/soria-natural/productos/P178/27/2/eleuterococo-extracto...Extractos" text:style-name="Internet_20_link" text:visited-style-name="Visited_20_Internet_20_Link">http://www.sorianatural.es/es/soria-natural/productos/P178/27/2/eleuterococo-extracto...Extractos</text:a> de Plantas --</text:p>
      <text:p text:style-name="Standard"><text:span text:style-name="T2">183</text:span><text:a xlink:type="simple" xlink:href="http://www.sorianatural.es/es/soria-natural/productos/P179/27/2/equinacea-extracto...Extractos" text:style-name="Internet_20_link" text:visited-style-name="Visited_20_Internet_20_Link">http://www.sorianatural.es/es/soria-natural/productos/P179/27/2/equinacea-extracto...Extractos</text:a> de Plantas --</text:p>
      <text:p text:style-name="Standard"><text:span text:style-name="T2">184</text:span><text:a xlink:type="simple" xlink:href="http://www.sorianatural.es/es/soria-natural/productos/P180/27/3/espino-blanco-extracto...Extractos" text:style-name="Internet_20_link" text:visited-style-name="Visited_20_Internet_20_Link">http://www.sorianatural.es/es/soria-natural/productos/P180/27/3/espino-blanco-extracto...Extractos</text:a> de Plantas --</text:p>
      <text:p text:style-name="Standard"><text:span text:style-name="T2">185</text:span><text:a xlink:type="simple" xlink:href="http://www.sorianatural.es/es/soria-natural/productos/P183/27/3/fucus-extracto...Extractos" text:style-name="Internet_20_link" text:visited-style-name="Visited_20_Internet_20_Link">http://www.sorianatural.es/es/soria-natural/productos/P183/27/3/fucus-extracto...Extractos</text:a> de Plantas --</text:p>
      <text:p text:style-name="Standard"><text:span text:style-name="T2">186</text:span><text:a xlink:type="simple" xlink:href="http://www.sorianatural.es/es/soria-natural/productos/P187/27/3/grindelia-extracto...Extractos" text:style-name="Internet_20_link" text:visited-style-name="Visited_20_Internet_20_Link">http://www.sorianatural.es/es/soria-natural/productos/P187/27/3/grindelia-extracto...Extractos</text:a> de Plantas --</text:p>
      <text:p text:style-name="Standard"><text:span text:style-name="T2">187</text:span><text:a xlink:type="simple" xlink:href="http://www.sorianatural.es/es/soria-natural/productos/P189/27/3/hamamelis-extracto...Extractos" text:style-name="Internet_20_link" text:visited-style-name="Visited_20_Internet_20_Link">http://www.sorianatural.es/es/soria-natural/productos/P189/27/3/hamamelis-extracto...Extractos</text:a> de Plantas --</text:p>
      <text:p text:style-name="Standard"><text:span text:style-name="T2">188</text:span><text:a xlink:type="simple" xlink:href="http://www.sorianatural.es/es/soria-natural/productos/P190/27/4/harpagofito-extracto...Extractos" text:style-name="Internet_20_link" text:visited-style-name="Visited_20_Internet_20_Link">http://www.sorianatural.es/es/soria-natural/productos/P190/27/4/harpagofito-extracto...Extractos</text:a> de Plantas --</text:p>
      <text:p text:style-name="Standard"><text:span text:style-name="T2">189</text:span><text:a xlink:type="simple" xlink:href="http://www.sorianatural.es/es/soria-natural/productos/P191/27/4/hiperico-extracto...Extractos" text:style-name="Internet_20_link" text:visited-style-name="Visited_20_Internet_20_Link">http://www.sorianatural.es/es/soria-natural/productos/P191/27/4/hiperico-extracto...Extractos</text:a> de Plantas --</text:p>
      <text:p text:style-name="Standard"><text:span text:style-name="T2">190</text:span><text:a xlink:type="simple" xlink:href="http://www.sorianatural.es/es/soria-natural/productos/P196/27/4/pasiflora-extracto...Extractos" text:style-name="Internet_20_link" text:visited-style-name="Visited_20_Internet_20_Link">http://www.sorianatural.es/es/soria-natural/productos/P196/27/4/pasiflora-extracto...Extractos</text:a> de Plantas --</text:p>
      <text:p text:style-name="Standard"><text:span text:style-name="T2">191</text:span><text:a xlink:type="simple" xlink:href="http://www.sorianatural.es/es/soria-natural/productos/P198/27/4/rompepiedras-extracto" text:style-name="Internet_20_link" text:visited-style-name="Visited_20_Internet_20_Link">http://www.sorianatural.es/es/soria-natural/productos/P198/27/4/rompepiedras-extracto</text:a>...</text:p>
      <text:p text:style-name="Standard">Extractos de Plantas --</text:p>
      <text:p text:style-name="Standard"><text:span text:style-name="T2">192</text:span><text:a xlink:type="simple" xlink:href="http://www.sorianatural.es/es/soria-natural/productos/P202/27/5/valeriana-extracto...Extractos" text:style-name="Internet_20_link" text:visited-style-name="Visited_20_Internet_20_Link">http://www.sorianatural.es/es/soria-natural/productos/P202/27/5/valeriana-extracto...Extractos</text:a> de Plantas --</text:p>
      <text:p text:style-name="Standard"><text:bookmark text:name="_GoBack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0</meta:editing-cycles>
    <meta:creation-date>2017-10-07T11:45:00</meta:creation-date>
    <dc:date>2017-12-17T17:23:39.936527668</dc:date>
    <meta:editing-duration>PT3H12M12S</meta:editing-duration>
    <meta:generator>LibreOffice/5.1.6.2$Linux_X86_64 LibreOffice_project/10m0$Build-2</meta:generator>
    <meta:document-statistic meta:table-count="0" meta:image-count="0" meta:object-count="0" meta:page-count="5" meta:paragraph-count="65" meta:word-count="194" meta:character-count="6997" meta:non-whitespace-character-count="6868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